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UrlConfig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UrlConfigGui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UrlConfigGui.modifyTestElement(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UrlConfigGui.MultipartUrlConfig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UrlConfigGui.MultipartUrlConfigGui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UrlConfig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ultipartUrlConfigGui.getHTTPFileArg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